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arianten für die Verwendung von CacheModel</text:p>
      <text:p text:style-name="Standard"/>
      <text:p text:style-name="Standard">Variante 1</text:p>
      <text:list xml:id="list91301524284692120" text:style-name="L1">
        <text:list-item>
          <text:p text:style-name="P1">Jedes Model ist nur für seine Daten zuständig</text:p>
        </text:list-item>
        <text:list-item>
          <text:p text:style-name="P1">Clients müssen sich an verschiedene Models wenden</text:p>
        </text:list-item>
        <text:list-item>
          <text:p text:style-name="P1">Bsp</text:p>
          <text:list>
            <text:list-item>
              <text:p text:style-name="P1">ProfileRelation enthält keine Profiles</text:p>
            </text:list-item>
            <text:list-item>
              <text:p text:style-name="P1">ProfileRelationView muss sich Profiles selbst vom ProfileModel besorgen und als Listener registrieren</text:p>
            </text:list-item>
            <text:list-item>
              <text:p text:style-name="P1">Nachteil: ProfileRelationView wird jedes Profile einzeln anfordern</text:p>
            </text:list-item>
            <text:list-item>
              <text:p text:style-name="P1">Abhilfe: Nach dem Laden einer ProfileRelation informiert das ProfileRelationModel das ProfileModel, so dass verbundene Profile vorsorglich mit einem Serverzugriff geladen werden.</text:p>
            </text:list-item>
          </text:list>
        </text:list-item>
      </text:list>
      <text:p text:style-name="Standard"/>
      <text:p text:style-name="Standard">Variante 2</text:p>
      <text:list xml:id="list5630052936618619411" text:style-name="L2">
        <text:list-item>
          <text:p text:style-name="P2">Das ProfileRelationModel lädt keine Profile, besorgt sich diese aber vom ProfileModel</text:p>
        </text:list-item>
        <text:list-item>
          <text:p text:style-name="P2">ProfileRelationModel ist Listener beim ProfileModel für alle verbundenen Profile</text:p>
        </text:list-item>
        <text:list-item>
          <text:p text:style-name="P2">Vor Update-Operationen müssen die verbundenen Profile entfernt werden</text:p>
        </text:list-item>
        <text:list-item>
          <text:p text:style-name="P2">Um Clients über Änderungen an Profilen zu informieren ist ein neues Event notwendig</text:p>
        </text:list-item>
      </text:list>
      <text:p text:style-name="Standard"/>
      <text:p text:style-name="Standard">Variante 3</text:p>
      <text:list xml:id="list5781904376497299886" text:style-name="L3">
        <text:list-item>
          <text:p text:style-name="P3">ProfileRelations werden mit verbundenen Profilen geladen</text:p>
        </text:list-item>
        <text:list-item>
          <text:p text:style-name="P3">Vom ProfileRelationModel geladene Profile müssen dem ProfileModel übergeben werden.</text:p>
        </text:list-item>
        <text:list-item>
          <text:p text:style-name="P3">ProfileRelationModel ist Listener beim ProfileModel für alle verbundenen Profile</text:p>
        </text:list-item>
        <text:list-item>
          <text:p text:style-name="P3">Um Clients über Änderungen an Profilen zu informieren ist ein neues Event notwendi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cha Warning</meta:initial-creator>
    <meta:creation-date>2013-04-19T10:37:24</meta:creation-date>
    <dc:date>2013-04-22T20:21:28</dc:date>
    <dc:creator>Sacha Warning</dc:creator>
    <meta:editing-duration>P1DT8H57M57S</meta:editing-duration>
    <meta:editing-cycles>2</meta:editing-cycles>
    <meta:generator>OpenOffice.org/3.4.1$Unix OpenOffice.org_project/341m1$Build-9593</meta:generator>
    <meta:document-statistic meta:table-count="0" meta:image-count="0" meta:object-count="0" meta:page-count="1" meta:paragraph-count="19" meta:word-count="165" meta:character-count="1187"/>
  </office:meta>
</office:document-meta>
</file>